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4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37" calcext:value-type="float">
            <text:p>42437</text:p>
          </table:table-cell>
          <table:table-cell table:formula="of:=[.DZ28]-[.DZ54]-[.DZ80]" office:value-type="float" office:value="44625" calcext:value-type="float">
            <text:p>44625</text:p>
          </table:table-cell>
          <table:table-cell table:formula="of:=[.EA28]-[.EA54]-[.EA80]" office:value-type="float" office:value="46986" calcext:value-type="float">
            <text:p>46986</text:p>
          </table:table-cell>
          <table:table-cell table:formula="of:=[.EB28]-[.EB54]-[.EB80]" office:value-type="float" office:value="49075" calcext:value-type="float">
            <text:p>49075</text:p>
          </table:table-cell>
          <table:table-cell table:formula="of:=[.EC28]-[.EC54]-[.EC80]" office:value-type="float" office:value="51181" calcext:value-type="float">
            <text:p>51181</text:p>
          </table:table-cell>
          <table:table-cell table:formula="of:=[.ED28]-[.ED54]-[.ED80]" office:value-type="float" office:value="52791" calcext:value-type="float">
            <text:p>52791</text:p>
          </table:table-cell>
          <table:table-cell table:formula="of:=[.EE28]-[.EE54]-[.EE80]" office:value-type="float" office:value="54766" calcext:value-type="float">
            <text:p>54766</text:p>
          </table:table-cell>
          <table:table-cell table:formula="of:=[.EF28]-[.EF54]-[.EF80]" office:value-type="float" office:value="57016" calcext:value-type="float">
            <text:p>57016</text:p>
          </table:table-cell>
          <table:table-cell table:formula="of:=[.EG28]-[.EG54]-[.EG80]" office:value-type="float" office:value="59709" calcext:value-type="float">
            <text:p>59709</text:p>
          </table:table-cell>
          <table:table-cell table:formula="of:=[.EH28]-[.EH54]-[.EH80]" office:value-type="float" office:value="62211" calcext:value-type="float">
            <text:p>62211</text:p>
          </table:table-cell>
          <table:table-cell table:formula="of:=[.EI28]-[.EI54]-[.EI80]" office:value-type="float" office:value="65185" calcext:value-type="float">
            <text:p>65185</text:p>
          </table:table-cell>
          <table:table-cell table:formula="of:=[.EJ28]-[.EJ54]-[.EJ80]" office:value-type="float" office:value="66989" calcext:value-type="float">
            <text:p>66989</text:p>
          </table:table-cell>
          <table:table-cell table:formula="of:=[.EK28]-[.EK54]-[.EK80]" office:value-type="float" office:value="69740" calcext:value-type="float">
            <text:p>697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55" calcext:value-type="float">
            <text:p>32655</text:p>
          </table:table-cell>
          <table:table-cell table:formula="of:=[.DZ29]-[.DZ55]-[.DZ81]" office:value-type="float" office:value="33756" calcext:value-type="float">
            <text:p>33756</text:p>
          </table:table-cell>
          <table:table-cell table:formula="of:=[.EA29]-[.EA55]-[.EA81]" office:value-type="float" office:value="34804" calcext:value-type="float">
            <text:p>34804</text:p>
          </table:table-cell>
          <table:table-cell table:formula="of:=[.EB29]-[.EB55]-[.EB81]" office:value-type="float" office:value="35833" calcext:value-type="float">
            <text:p>35833</text:p>
          </table:table-cell>
          <table:table-cell table:formula="of:=[.EC29]-[.EC55]-[.EC81]" office:value-type="float" office:value="36880" calcext:value-type="float">
            <text:p>36880</text:p>
          </table:table-cell>
          <table:table-cell table:formula="of:=[.ED29]-[.ED55]-[.ED81]" office:value-type="float" office:value="37623" calcext:value-type="float">
            <text:p>37623</text:p>
          </table:table-cell>
          <table:table-cell table:formula="of:=[.EE29]-[.EE55]-[.EE81]" office:value-type="float" office:value="38455" calcext:value-type="float">
            <text:p>38455</text:p>
          </table:table-cell>
          <table:table-cell table:formula="of:=[.EF29]-[.EF55]-[.EF81]" office:value-type="float" office:value="39485" calcext:value-type="float">
            <text:p>39485</text:p>
          </table:table-cell>
          <table:table-cell table:formula="of:=[.EG29]-[.EG55]-[.EG81]" office:value-type="float" office:value="40676" calcext:value-type="float">
            <text:p>40676</text:p>
          </table:table-cell>
          <table:table-cell table:formula="of:=[.EH29]-[.EH55]-[.EH81]" office:value-type="float" office:value="41515" calcext:value-type="float">
            <text:p>41515</text:p>
          </table:table-cell>
          <table:table-cell table:formula="of:=[.EI29]-[.EI55]-[.EI81]" office:value-type="float" office:value="42568" calcext:value-type="float">
            <text:p>42568</text:p>
          </table:table-cell>
          <table:table-cell table:formula="of:=[.EJ29]-[.EJ55]-[.EJ81]" office:value-type="float" office:value="43664" calcext:value-type="float">
            <text:p>43664</text:p>
          </table:table-cell>
          <table:table-cell table:formula="of:=[.EK29]-[.EK55]-[.EK81]" office:value-type="float" office:value="44766" calcext:value-type="float">
            <text:p>4476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7" calcext:value-type="float">
            <text:p>2557</text:p>
          </table:table-cell>
          <table:table-cell table:formula="of:=[.EG31]-[.EG57]-[.EG83]" office:value-type="float" office:value="2634" calcext:value-type="float">
            <text:p>2634</text:p>
          </table:table-cell>
          <table:table-cell table:formula="of:=[.EH31]-[.EH57]-[.EH83]" office:value-type="float" office:value="2674" calcext:value-type="float">
            <text:p>2674</text:p>
          </table:table-cell>
          <table:table-cell table:formula="of:=[.EI31]-[.EI57]-[.EI83]" office:value-type="float" office:value="2739" calcext:value-type="float">
            <text:p>2739</text:p>
          </table:table-cell>
          <table:table-cell table:formula="of:=[.EJ31]-[.EJ57]-[.EJ83]" office:value-type="float" office:value="2797" calcext:value-type="float">
            <text:p>2797</text:p>
          </table:table-cell>
          <table:table-cell table:formula="of:=[.EK31]-[.EK57]-[.EK83]"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9" calcext:value-type="float">
            <text:p>1119</text:p>
          </table:table-cell>
          <table:table-cell table:formula="of:=[.EG43]-[.EG69]-[.EG95]" office:value-type="float" office:value="1142" calcext:value-type="float">
            <text:p>1142</text:p>
          </table:table-cell>
          <table:table-cell table:formula="of:=[.EH43]-[.EH69]-[.EH95]" office:value-type="float" office:value="1163" calcext:value-type="float">
            <text:p>1163</text:p>
          </table:table-cell>
          <table:table-cell table:formula="of:=[.EI43]-[.EI69]-[.EI95]" office:value-type="float" office:value="1219" calcext:value-type="float">
            <text:p>1219</text:p>
          </table:table-cell>
          <table:table-cell table:formula="of:=[.EJ43]-[.EJ69]-[.EJ95]" office:value-type="float" office:value="1243" calcext:value-type="float">
            <text:p>1243</text:p>
          </table:table-cell>
          <table:table-cell table:formula="of:=[.EK43]-[.EK69]-[.EK95]"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6" calcext:value-type="float">
            <text:p>96</text:p>
          </table:table-cell>
          <table:table-cell table:formula="of:=[.EJ51]-[.EJ77]-[.EJ103]" office:value-type="float" office:value="96" calcext:value-type="float">
            <text:p>96</text:p>
          </table:table-cell>
          <table:table-cell table:formula="of:=[.EK51]-[.EK77]-[.EK10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80" calcext:value-type="float">
            <text:p>-36480</text:p>
          </table:table-cell>
          <table:table-cell table:formula="of:=[.DZ52]-[.DZ78]-[.DZ104]" office:value-type="float" office:value="-38291" calcext:value-type="float">
            <text:p>-38291</text:p>
          </table:table-cell>
          <table:table-cell table:formula="of:=[.EA52]-[.EA78]-[.EA104]" office:value-type="float" office:value="-38962" calcext:value-type="float">
            <text:p>-38962</text:p>
          </table:table-cell>
          <table:table-cell table:formula="of:=[.EB52]-[.EB78]-[.EB104]" office:value-type="float" office:value="-41386" calcext:value-type="float">
            <text:p>-41386</text:p>
          </table:table-cell>
          <table:table-cell table:formula="of:=[.EC52]-[.EC78]-[.EC104]" office:value-type="float" office:value="-42695" calcext:value-type="float">
            <text:p>-42695</text:p>
          </table:table-cell>
          <table:table-cell table:formula="of:=[.ED52]-[.ED78]-[.ED104]" office:value-type="float" office:value="-44174" calcext:value-type="float">
            <text:p>-44174</text:p>
          </table:table-cell>
          <table:table-cell table:formula="of:=[.EE52]-[.EE78]-[.EE104]" office:value-type="float" office:value="-45468" calcext:value-type="float">
            <text:p>-45468</text:p>
          </table:table-cell>
          <table:table-cell table:formula="of:=[.EF52]-[.EF78]-[.EF104]" office:value-type="float" office:value="-47311" calcext:value-type="float">
            <text:p>-47311</text:p>
          </table:table-cell>
          <table:table-cell table:formula="of:=[.EG52]-[.EG78]-[.EG104]" office:value-type="float" office:value="-49163" calcext:value-type="float">
            <text:p>-49163</text:p>
          </table:table-cell>
          <table:table-cell table:formula="of:=[.EH52]-[.EH78]-[.EH104]" office:value-type="float" office:value="-49823" calcext:value-type="float">
            <text:p>-49823</text:p>
          </table:table-cell>
          <table:table-cell table:formula="of:=[.EI52]-[.EI78]-[.EI104]" office:value-type="float" office:value="-52650" calcext:value-type="float">
            <text:p>-52650</text:p>
          </table:table-cell>
          <table:table-cell table:formula="of:=[.EJ52]-[.EJ78]-[.EJ104]" office:value-type="float" office:value="-54164" calcext:value-type="float">
            <text:p>-54164</text:p>
          </table:table-cell>
          <table:table-cell table:formula="of:=[.EK52]-[.EK78]-[.EK104]" office:value-type="float" office:value="-55986" calcext:value-type="float">
            <text:p>-559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199" calcext:value-type="float">
            <text:p>66199</text:p>
          </table:table-cell>
          <table:table-cell table:formula="of:=SUM([.EK2:.EK26])" office:value-type="float" office:value="68582" calcext:value-type="float">
            <text:p>685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3" calcext:value-type="float">
            <text:p>43393</text:p>
          </table:table-cell>
          <table:table-cell office:value-type="float" office:value="44499" calcext:value-type="float">
            <text:p>44499</text:p>
          </table:table-cell>
          <table:table-cell office:value-type="float" office:value="45614" calcext:value-type="float">
            <text:p>456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4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18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4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  <table:table-cell table:style-name="ce3" table:formula="of:=SUM([.DY28:.DY52])" office:value-type="float" office:value="83425" calcext:value-type="float">
            <text:p>83425</text:p>
          </table:table-cell>
          <table:table-cell table:style-name="ce3" table:formula="of:=SUM([.DZ28:.DZ52])" office:value-type="float" office:value="87030" calcext:value-type="float">
            <text:p>87030</text:p>
          </table:table-cell>
          <table:table-cell table:style-name="ce3" table:formula="of:=SUM([.EA28:.EA52])" office:value-type="float" office:value="90693" calcext:value-type="float">
            <text:p>90693</text:p>
          </table:table-cell>
          <table:table-cell table:style-name="ce3" table:formula="of:=SUM([.EB28:.EB52])" office:value-type="float" office:value="94060" calcext:value-type="float">
            <text:p>94060</text:p>
          </table:table-cell>
          <table:table-cell table:style-name="ce3" table:formula="of:=SUM([.EC28:.EC52])" office:value-type="float" office:value="97509" calcext:value-type="float">
            <text:p>97509</text:p>
          </table:table-cell>
          <table:table-cell table:style-name="ce3" table:formula="of:=SUM([.ED28:.ED52])" office:value-type="float" office:value="100166" calcext:value-type="float">
            <text:p>100166</text:p>
          </table:table-cell>
          <table:table-cell table:style-name="ce3" table:formula="of:=SUM([.EE28:.EE52])" office:value-type="float" office:value="103265" calcext:value-type="float">
            <text:p>103265</text:p>
          </table:table-cell>
          <table:table-cell table:style-name="ce3" table:formula="of:=SUM([.EF28:.EF52])" office:value-type="float" office:value="106910" calcext:value-type="float">
            <text:p>106910</text:p>
          </table:table-cell>
          <table:table-cell table:style-name="ce3" table:formula="of:=SUM([.EG28:.EG52])" office:value-type="float" office:value="111160" calcext:value-type="float">
            <text:p>111160</text:p>
          </table:table-cell>
          <table:table-cell table:style-name="ce3" table:formula="of:=SUM([.EH28:.EH52])" office:value-type="float" office:value="114783" calcext:value-type="float">
            <text:p>114783</text:p>
          </table:table-cell>
          <table:table-cell table:style-name="ce3" table:formula="of:=SUM([.EI28:.EI52])" office:value-type="float" office:value="119301" calcext:value-type="float">
            <text:p>119301</text:p>
          </table:table-cell>
          <table:table-cell table:style-name="ce3" table:formula="of:=SUM([.EJ28:.EJ52])" office:value-type="float" office:value="122524" calcext:value-type="float">
            <text:p>122524</text:p>
          </table:table-cell>
          <table:table-cell table:style-name="ce3" table:formula="of:=SUM([.EK28:.EK52])" office:value-type="float" office:value="126755" calcext:value-type="float">
            <text:p>12675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office:value-type="float" office:value="749" calcext:value-type="float">
            <text:p>749</text:p>
          </table:table-cell>
          <table:table-cell office:value-type="float" office:value="784" calcext:value-type="float">
            <text:p>784</text:p>
          </table:table-cell>
          <table:table-cell office:value-type="float" office:value="795" calcext:value-type="float">
            <text:p>795</text:p>
          </table:table-cell>
          <table:table-cell office:value-type="float" office:value="825" calcext:value-type="float">
            <text:p>825</text:p>
          </table:table-cell>
          <table:table-cell office:value-type="float" office:value="832" calcext:value-type="float">
            <text:p>832</text:p>
          </table:table-cell>
          <table:table-cell office:value-type="float" office:value="855" calcext:value-type="float">
            <text:p>855</text:p>
          </table:table-cell>
          <table:table-cell office:value-type="float" office:value="882" calcext:value-type="float">
            <text:p>882</text:p>
          </table:table-cell>
          <table:table-cell office:value-type="float" office:value="894" calcext:value-type="float">
            <text:p>894</text:p>
          </table:table-cell>
          <table:table-cell office:value-type="float" office:value="936" calcext:value-type="float">
            <text:p>936</text:p>
          </table:table-cell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  <table:table-cell office:value-type="float" office:value="1019" calcext:value-type="float">
            <text:p>101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office:value-type="float" office:value="598" calcext:value-type="float">
            <text:p>598</text:p>
          </table:table-cell>
          <table:table-cell office:value-type="float" office:value="614" calcext:value-type="float">
            <text:p>614</text:p>
          </table:table-cell>
          <table:table-cell office:value-type="float" office:value="624" calcext:value-type="float">
            <text:p>624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90" calcext:value-type="float">
            <text:p>690</text:p>
          </table:table-cell>
          <table:table-cell office:value-type="float" office:value="701" calcext:value-type="float">
            <text:p>701</text:p>
          </table:table-cell>
          <table:table-cell office:value-type="float" office:value="729" calcext:value-type="float">
            <text:p>729</text:p>
          </table:table-cell>
          <table:table-cell office:value-type="float" office:value="744" calcext:value-type="float">
            <text:p>744</text:p>
          </table:table-cell>
          <table:table-cell office:value-type="float" office:value="772" calcext:value-type="float">
            <text:p>772</text:p>
          </table:table-cell>
          <table:table-cell office:value-type="float" office:value="782" calcext:value-type="float">
            <text:p>78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4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3+41" office:value-type="float" office:value="54" calcext:value-type="float">
            <text:p>54</text:p>
          </table:table-cell>
          <table:table-cell table:style-name="ce3" table:formula="of:=13+41" office:value-type="float" office:value="54" calcext:value-type="float">
            <text:p>54</text:p>
          </table:table-cell>
          <table:table-cell table:style-name="ce3" table:formula="of:=13+41" office:value-type="float" office:value="54" calcext:value-type="float">
            <text:p>54</text:p>
          </table:table-cell>
          <table:table-cell table:style-name="ce3" table:formula="of:=13+41" office:value-type="float" office:value="54" calcext:value-type="float">
            <text:p>54</text:p>
          </table:table-cell>
          <table:table-cell table:style-name="ce3" table:formula="of:=13+41+23" office:value-type="float" office:value="77" calcext:value-type="float">
            <text:p>77</text:p>
          </table:table-cell>
          <table:table-cell table:style-name="ce3" table:formula="of:=13+41+23" office:value-type="float" office:value="77" calcext:value-type="float">
            <text:p>77</text:p>
          </table:table-cell>
          <table:table-cell table:style-name="ce3" table:formula="of:=13+41+23" office:value-type="float" office:value="77" calcext:value-type="float">
            <text:p>77</text:p>
          </table:table-cell>
          <table:table-cell table:style-name="ce3" table:formula="of:=13+41+23+42" office:value-type="float" office:value="119" calcext:value-type="float">
            <text:p>119</text:p>
          </table:table-cell>
          <table:table-cell table:style-name="ce3" table:formula="of:=13+41+23+42" office:value-type="float" office:value="119" calcext:value-type="float">
            <text:p>119</text:p>
          </table:table-cell>
          <table:table-cell table:style-name="ce3" table:formula="of:=13+41+23+42" office:value-type="float" office:value="119" calcext:value-type="float">
            <text:p>119</text:p>
          </table:table-cell>
          <table:table-cell table:style-name="ce3" table:formula="of:=13+41+23+42" office:value-type="float" office:value="119" calcext:value-type="float">
            <text:p>119</text:p>
          </table:table-cell>
          <table:table-cell table:style-name="ce3" table:formula="of:=13+41+23+42+16" office:value-type="float" office:value="135" calcext:value-type="float">
            <text:p>135</text:p>
          </table:table-cell>
          <table:table-cell table:style-name="ce3" table:formula="of:=13+41+23+42+16+14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20" calcext:value-type="float">
            <text:p>2220</text:p>
          </table:table-cell>
          <table:table-cell table:formula="of:=SUM([.EK54:.EK78])"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16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1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5:33:43.141055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7-20T15:46:26.643845567</dc:date>
    <meta:editing-duration>PT11H24M24S</meta:editing-duration>
    <meta:editing-cycles>115</meta:editing-cycles>
    <meta:document-statistic meta:table-count="1" meta:cell-count="22137" meta:object-count="0"/>
  </office:meta>
</office:document-meta>
</file>